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adornments="Normalny" style:font-family-generic="modern" style:font-pitch="fixed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49cm" style:auto-text-indent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style:font-name-complex="Times New Roman1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-complex="Times New Roman1"/>
    </style:style>
    <style:style style:name="P6" style:family="paragraph" style:parent-style-name="Heading_20_1">
      <style:paragraph-properties fo:margin-left="0cm" fo:margin-right="0cm" fo:text-indent="0cm" style:auto-text-indent="false"/>
      <style:text-properties style:font-name-complex="Times New Roman1"/>
    </style:style>
    <style:style style:name="P7" style:family="paragraph" style:parent-style-name="List_20_Paragraph" style:list-style-name="WWNum5"/>
    <style:style style:name="P8" style:family="paragraph" style:parent-style-name="List_20_Paragraph" style:list-style-name="WWNum5">
      <style:text-properties fo:font-weight="bold" style:font-weight-asian="bold" style:font-weight-complex="bold"/>
    </style:style>
    <style:style style:name="P9" style:family="paragraph" style:parent-style-name="List_20_Paragraph" style:list-style-name="WWNum5">
      <style:text-properties fo:font-weight="bold" style:font-weight-asian="bold" style:font-name-complex="Times New Roman1" style:font-weight-complex="bold"/>
    </style:style>
    <style:style style:name="P10" style:family="paragraph" style:parent-style-name="Title" style:master-page-name="Standard">
      <style:paragraph-properties style:page-number="auto"/>
      <style:text-properties fo:font-size="22pt" style:font-size-asian="22pt"/>
    </style:style>
    <style:style style:name="T1" style:family="text">
      <style:text-properties style:font-name-complex="Times New Roman1"/>
    </style:style>
    <style:style style:name="T2" style:family="text">
      <style:text-properties fo:font-style="italic" style:font-style-asian="italic" style:font-name-complex="Times New Roman1" style:font-style-complex="italic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normal" style:font-weight-asian="normal" style:font-name-complex="Times New Roman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trine 2</text:p>
      <text:h text:style-name="Heading_20_1" text:outline-level="1">X.1. Definicja Doctrine 2</text:h>
      <text:p text:style-name="P1"><text:span text:style-name="T1">Doctrine 2 jest systemem ORM </text:span><text:span text:style-name="T2">(Object Relational Mapper)</text:span><text:span text:style-name="T1">, którego głównym zadaniem jest odwzorowanie za pomocą wzorca projektowego Data Mapper obiektów PHP na struktury występujące w bazie danych i na odwrót. Dzięki temu programista może skupić się na rozwiązaniu problemów dotyczących logiki biznesowej niezależnej od używanego silnika bazodanowego. Doctrine 2 wspiera układ modułowy. Sam projekt składa się z kliku mniejszych bibliotek, które wykonuje ściśle wyspecjalizowane zadania. Doctrine 2 pozwala generować schematy baz danych z gotowych klas encji.</text:span></text:p>
      <text:h text:style-name="P6" text:outline-level="1">X.2. Encje</text:h>
      <text:p text:style-name="P4"><text:span text:style-name="T1">Encje są obiektami w PHP, które są identyfikowane za pomocą unikalnego klucza. Encje są względnie prostymi klasami do przechowywania danych, wzbogaconymi o metody dostępowe </text:span><text:span text:style-name="T2">(setters and getters)</text:span><text:span text:style-name="T1"> do właściwości. Ta sama encja może być używana wielokrotnie w różnych żądaniach. Klasy encji nie powinni być klasami pochodnymi ani rozszerzać żadnego interfejsu, nie mogą również być klasami finalnymi ani zawierać w sobie metod z atrybutem </text:span><text:span text:style-name="T2">final</text:span><text:span text:style-name="T1">. Obiekty encji zarządzane są poprzez menadżera encji </text:span><text:span text:style-name="T2">(entity manager)</text:span><text:span text:style-name="T1"> jest to wyspecjalizowany obiekt, który pozwala jawnie zarządzać obiektami encji zamiast używania do tego celu magicznych metod w PHP </text:span></text:p>
      <text:h text:style-name="P6" text:outline-level="1"><text:span text:style-name="T1">X.3. Historia</text:span></text:h>
      <text:p text:style-name="P4">Projekt został zainicjowany przez Konsta Vesterinena, znanego także jako zYne-. Pierwsza rewizja w repozytorium SVN pochodzi z 13 kwietnia 2006 roku. Wokół projektu skupiła się aktywna społeczność rozwijająca go, zaś projekt uczestniczył m.in. w inicjatywach Google Summer of Code. Doctrine 1.0.0 został wydany 1 września 2008 roku.</text:p>
      <text:p text:style-name="P4"/>
      <text:p text:style-name="P4">21 grudnia 2010 roku ukazał się Doctrine 2.0.0, który został napisany od nowa z powodu zmiany wielu fundamentalnych założeń projektowych. Począwszy od tego wydania biblioteka wymaga do pracy przynajmniej PHP 5.3 z powodu wykorzystania wprowadzonych w tej wersji przestrzeni nazw i funkcji anonimowych, a także systemu cache pamięci współdzielonej (np. APC, Memcached) z powodów wydajnościowych.</text:p>
      <text:h text:style-name="P6" text:outline-level="1">X.4. Wymagania</text:h>
      <text:p text:style-name="P4">Doctrine 1.x wymagał przynajmniej PHP 5.2.3. Doctrine 2.0 wymaga co najmniej PHP 5.3.2. Dodatkowo zalecane jest posiadanie mechanizmu buforowania wykorzystującego pamięć współdzieloną (np. APC, Memcached).</text:p>
      <text:p text:style-name="P5"/>
      <text:p text:style-name="P3"/>
      <text:p text:style-name="P3">Możliwości i zalety Doctrine 2:</text:p>
      <text:list xml:id="list3976507541844849855" text:style-name="WWNum5">
        <text:list-item>
          <text:p text:style-name="P7"><text:span text:style-name="T3">Język Doctrine Query Language</text:span><text:span text:style-name="T1"> – wewnętrzny i elastyczny język zapytań.</text:span></text:p>
        </text:list-item>
        <text:list-item>
          <text:p text:style-name="P7"><text:span text:style-name="T3">Lekkie obiekty encji</text:span><text:span text:style-name="T1"> – nie są używane żadne klasy podstawowe </text:span></text:p>
        </text:list-item>
        <text:list-item>
          <text:p text:style-name="P8"><text:span text:style-name="T1">Wsparcie dla transakcji – </text:span><text:span text:style-name="T4">oraz inteligentne kolejkowanie zapytań w celu polepszenia wydajności</text:span></text:p>
        </text:list-item>
        <text:list-item>
          <text:p text:style-name="P9">Możliwość użycia adnotacji </text:p>
        </text:list-item>
        <text:list-item>
          <text:p text:style-name="P9">Wbudowany mechanizm buforowania</text:p>
        </text:list-item>
        <text:list-item>
          <text:p text:style-name="P9">Znaczne możliwości rozszerzani oraz wysoka elastyczność</text:p>
        </text:list-item>
        <text:list-item>
          <text:p text:style-name="P9"><text:soft-page-break/>Mechanizm paginacji</text:p>
        </text:list-item>
        <text:list-item>
          <text:p text:style-name="P9">Operowanie na abstrakcyjnej warstwie silnika bazy danych</text:p>
        </text:list-item>
      </text:list>
      <text:h text:style-name="P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adornments="Normalny" style:font-family-generic="modern" style:font-pitch="fixed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cm" fo:line-height="100%" fo:keep-with-next="always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564cm" fo:margin-bottom="0cm" fo:line-height="100%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41cm" fo:margin-bottom="0cm" fo:line-height="100%" fo:keep-together="always" fo:keep-with-next="always"/>
      <style:text-properties fo:color="#404040" style:font-name="Calibri Light"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71cm" fo:margin-bottom="0cm" fo:line-height="100%" fo:keep-together="always" fo:keep-with-next="always"/>
      <style:text-properties fo:color="#44546a" style:font-name="Calibri Light" style:font-size-complex="12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71cm" fo:margin-bottom="0cm" fo:keep-together="always" fo:keep-with-next="always"/>
      <style:text-properties style:font-name="Calibri Light" fo:font-size="11pt" style:font-size-asian="11pt" style:font-size-complex="11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71cm" fo:margin-bottom="0cm" fo:keep-together="always" fo:keep-with-next="always"/>
      <style:text-properties fo:color="#44546a" style:font-name="Calibri Light" fo:font-size="11pt" style:font-size-asian="11pt" style:font-size-complex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71cm" fo:margin-bottom="0cm" fo:keep-together="always" fo:keep-with-next="always"/>
      <style:text-properties fo:color="#44546a" style:font-name="Calibri Light" fo:font-size="10.5pt" fo:font-style="italic" style:font-size-asian="10.5pt" style:font-style-asian="italic" style:font-size-complex="10.5pt" style:font-style-complex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071cm" fo:margin-bottom="0cm" fo:keep-together="always" fo:keep-with-next="always"/>
      <style:text-properties fo:color="#1f4e79" style:font-name="Calibri Light" fo:font-size="10.5pt" fo:font-style="italic" style:font-size-asian="10.5pt" style:font-style-asian="italic" style:font-size-complex="10.5pt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071cm" fo:margin-bottom="0cm" fo:keep-together="always" fo:keep-with-next="always"/>
      <style:text-properties fo:color="#44546a" style:font-name="Calibri Light" fo:font-weight="bold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071cm" fo:margin-bottom="0cm" fo:keep-together="always" fo:keep-with-next="always"/>
      <style:text-properties fo:color="#44546a" style:font-name="Calibri Light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text-indent="0cm" style:auto-text-indent="fals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margin-top="0cm" fo:margin-bottom="0.282cm" fo:text-indent="0.635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fo:color="#5b9bd5" style:font-name="Calibri Light" fo:font-size="28pt" fo:letter-spacing="-0.018cm" fo:font-weight="bold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line-height="100%" fo:text-align="center" style:justify-single-word="false"/>
      <style:text-properties style:font-name="Calibri Light" fo:font-size="14pt" fo:font-style="italic" style:font-size-asian="14pt" style:font-style-asian="italic" style:font-size-complex="12pt" style:font-style-complex="italic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default-outline-level="">
      <style:paragraph-properties fo:line-height="100%"/>
      <style:text-properties fo:font-variant="small-caps" fo:color="#595959" fo:letter-spacing="0.011cm"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Quote" style:family="paragraph" style:parent-style-name="Standard" style:default-outline-level="">
      <style:paragraph-properties fo:margin-left="1.27cm" fo:margin-right="1.27cm" fo:margin-top="0.282cm" fo:margin-bottom="0cm" fo:text-indent="0cm" style:auto-text-indent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>
      <style:paragraph-properties fo:margin-left="2.159cm" fo:margin-right="2.159cm" fo:margin-top="0.049cm" fo:margin-bottom="0cm" fo:line-height="125%" fo:text-indent="0cm" style:auto-text-indent="false" fo:padding-left="0.423cm" fo:padding-right="0cm" fo:padding-top="0cm" fo:padding-bottom="0cm" fo:border-left="0.079cm solid #5b9bd5" fo:border-right="none" fo:border-top="none" fo:border-bottom="none"/>
      <style:text-properties fo:color="#5b9bd5" style:font-name="Calibri Light" fo:font-size="14pt" style:font-size-asian="14pt" style:font-size-complex="14pt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404040" style:font-name="Calibri Light" fo:font-size="14pt" style:font-size-asian="14pt" style:font-size-complex="14pt"/>
    </style:style>
    <style:style style:name="Heading_20_3_20_Char" style:display-name="Heading 3 Char" style:family="text" style:parent-style-name="Default_20_Paragraph_20_Font">
      <style:text-properties fo:color="#44546a" style:font-name="Calibri Light" fo:font-size="12pt" style:font-size-asian="12pt" style:font-size-complex="12pt"/>
    </style:style>
    <style:style style:name="Body_20_Text_20_Indent_20_Char" style:display-name="Body Text Indent Char" style:family="text" style:parent-style-name="Default_20_Paragraph_20_Font"/>
    <style:style style:name="Body_20_Text_20_Char" style:display-name="Body Text Char" style:family="text" style:parent-style-name="Default_20_Paragraph_20_Font"/>
    <style:style style:name="Body_20_Text_20_First_20_Indent_20_Char" style:display-name="Body Text First Indent Char" style:family="text" style:parent-style-name="Body_20_Text_20_Char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Title_20_Char" style:display-name="Title Char" style:family="text" style:parent-style-name="Default_20_Paragraph_20_Font">
      <style:text-properties fo:color="#5b9bd5" style:font-name="Calibri Light" fo:font-size="28pt" fo:letter-spacing="-0.018cm" style:font-size-asian="28pt" style:font-size-complex="28pt"/>
    </style:style>
    <style:style style:name="Heading_20_4_20_Char" style:display-name="Heading 4 Char" style:family="text" style:parent-style-name="Default_20_Paragraph_20_Font">
      <style:text-properties style:font-name="Calibri Light" fo:font-size="11pt" style:font-size-asian="11pt" style:font-size-complex="11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5_20_Char" style:display-name="Heading 5 Char" style:family="text" style:parent-style-name="Default_20_Paragraph_20_Font">
      <style:text-properties fo:color="#44546a" style:font-name="Calibri Light" fo:font-size="11pt" style:font-size-asian="11pt" style:font-size-complex="11pt"/>
    </style:style>
    <style:style style:name="Heading_20_6_20_Char" style:display-name="Heading 6 Char" style:family="text" style:parent-style-name="Default_20_Paragraph_20_Font">
      <style:text-properties fo:color="#44546a" style:font-name="Calibri Light" fo:font-size="10.5pt" fo:font-style="italic" style:font-size-asian="10.5pt" style:font-style-asian="italic" style:font-size-complex="10.5pt" style:font-style-complex="italic"/>
    </style:style>
    <style:style style:name="Heading_20_7_20_Char" style:display-name="Heading 7 Char" style:family="text" style:parent-style-name="Default_20_Paragraph_20_Font">
      <style:text-properties fo:color="#1f4e79" style:font-name="Calibri Light" fo:font-size="10.5pt" fo:font-style="italic" style:font-size-asian="10.5pt" style:font-style-asian="italic" style:font-size-complex="10.5pt" style:font-style-complex="italic"/>
    </style:style>
    <style:style style:name="Heading_20_8_20_Char" style:display-name="Heading 8 Char" style:family="text" style:parent-style-name="Default_20_Paragraph_20_Font">
      <style:text-properties fo:color="#44546a" style:font-name="Calibri Light" fo:font-weight="bold" style:font-weight-asian="bold" style:font-weight-complex="bold"/>
    </style:style>
    <style:style style:name="Heading_20_9_20_Char" style:display-name="Heading 9 Char" style:family="text" style:parent-style-name="Default_20_Paragraph_20_Font">
      <style:text-properties fo:color="#44546a" style:font-name="Calibri Light" fo:font-style="italic" fo:font-weight="bold" style:font-style-asian="italic" style:font-weight-asian="bold" style:font-style-complex="italic" style:font-weight-complex="bold"/>
    </style:style>
    <style:style style:name="Subtitle_20_Char" style:display-name="Subtitle Char" style:family="text" style:parent-style-name="Default_20_Paragraph_20_Font">
      <style:text-properties style:font-name="Calibri Light" fo:font-size="12pt" style:font-size-asian="12pt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style:font-name="Calibri Light" fo:font-size="14pt" style:font-size-asian="14pt" style:font-size-complex="14pt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style:text-underline-style="solid" style:text-underline-width="auto" style:text-underline-color="#000000"/>
    </style:style>
    <style:style style:name="Intense_20_Reference" style:display-name="Intense Reference" style:family="text" style:parent-style-name="Default_20_Paragraph_20_Font">
      <style:text-properties fo:font-variant="small-caps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trzak, M.</meta:initial-creator>
    <dc:creator>Piotr Walczak</dc:creator>
    <meta:editing-cycles>139</meta:editing-cycles>
    <meta:creation-date>2015-08-28T19:35:00</meta:creation-date>
    <dc:date>2015-09-06T13:00:28.35</dc:date>
    <meta:editing-duration>PT1H41M51S</meta:editing-duration>
    <meta:generator>OpenOffice/4.1.1$Win32 OpenOffice.org_project/411m6$Build-9775</meta:generator>
    <meta:document-statistic meta:table-count="0" meta:image-count="0" meta:object-count="0" meta:page-count="3" meta:paragraph-count="19" meta:word-count="373" meta:character-count="2657"/>
    <meta:user-defined meta:name="AppVersion">15.0000</meta:user-defined>
    <meta:user-defined meta:name="Company">Accentu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